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I CONSA YOLAND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35008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MANI CONSA, YOLAND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35008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NDOZA GORDILLO, ELIZABETH YUREMI</text:p>
          </table:table-cell>
          <table:covered-table-cell/>
          <table:covered-table-cell/>
          <table:table-cell table:style-name="Tabla1.E3" table:number-columns-spanned="2" office:value-type="string">
            <text:p text:style-name="P7">DNI:131064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2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8:52:3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